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officeooo:rsid="00033d94" officeooo:paragraph-rsid="00033d94" style:language-asian="ja" style:country-asian="JP"/>
    </style:style>
    <style:style style:name="P3" style:family="paragraph" style:parent-style-name="Standard">
      <style:paragraph-properties fo:text-align="end" style:justify-single-word="false"/>
      <style:text-properties officeooo:rsid="00033d94" officeooo:paragraph-rsid="00033d94" style:language-asian="ja" style:country-asian="JP"/>
    </style:style>
    <style:style style:name="P4" style:family="paragraph" style:parent-style-name="Standard">
      <style:paragraph-properties fo:text-align="start" style:justify-single-word="false"/>
      <style:text-properties officeooo:rsid="00033d94" officeooo:paragraph-rsid="000f0b6e" style:language-asian="ja" style:country-asian="JP"/>
    </style:style>
    <style:style style:name="P5" style:family="paragraph" style:parent-style-name="Standard">
      <style:paragraph-properties fo:text-align="start" style:justify-single-word="false"/>
      <style:text-properties officeooo:paragraph-rsid="000f0b6e" style:language-asian="ja" style:country-asian="JP"/>
    </style:style>
    <style:style style:name="P6" style:family="paragraph" style:parent-style-name="Standard">
      <style:paragraph-properties fo:text-align="center" style:justify-single-word="false"/>
      <style:text-properties officeooo:rsid="000f0b6e" officeooo:paragraph-rsid="000f0b6e" style:language-asian="ja" style:country-asian="JP"/>
    </style:style>
    <style:style style:name="P7" style:family="paragraph" style:parent-style-name="Standard">
      <style:paragraph-properties fo:text-align="end" style:justify-single-word="false"/>
      <style:text-properties officeooo:paragraph-rsid="00033d94" style:language-asian="ja" style:country-asian="JP"/>
    </style:style>
    <style:style style:name="P8" style:family="paragraph" style:parent-style-name="Standard">
      <style:paragraph-properties fo:text-align="center" style:justify-single-word="false"/>
      <style:text-properties officeooo:rsid="00125dff" officeooo:paragraph-rsid="00125dff" style:language-asian="ja" style:country-asian="JP"/>
    </style:style>
    <style:style style:name="T1" style:family="text">
      <style:text-properties officeooo:rsid="0004f664"/>
    </style:style>
    <style:style style:name="T2" style:family="text">
      <style:text-properties officeooo:rsid="001581b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株式会社日本ファルコム様</text:p>
      <text:p text:style-name="P1"/>
      <text:p text:style-name="P8">次回作RPG用の新戦場案</text:p>
      <text:p text:style-name="P6">力場戦「グラヴィティフィールド」</text:p>
      <text:p text:style-name="P2"/>
      <text:p text:style-name="P3">令和2年<text:span text:style-name="T1">3</text:span>月<text:span text:style-name="T1">23</text:span>日</text:p>
      <text:p text:style-name="P3">宮坂　冬哉</text:p>
      <text:p text:style-name="P7"/>
      <text:p text:style-name="P5">軌跡シリーズは物語が進むにつれ、「騎神」や「機甲兵」、「幻獣」等大型の敵が</text:p>
      <text:p text:style-name="P5">出現するようになってきました。</text:p>
      <text:p text:style-name="P5">その大型の敵と通常の雑魚敵戦の差別化をするために次回作では新たに「力場戦」を提案したいです。</text:p>
      <text:p text:style-name="P5"/>
      <text:p text:style-name="P5">・力場戦(地上・空中)</text:p>
      <text:p text:style-name="P5"/>
      <text:p text:style-name="P5">力場戦では通常時の地上と、キャラが空中に浮く「力場」での戦闘、2か所での戦闘が可能です。</text:p>
      <text:p text:style-name="P5">戦闘が行えるのは１パーティです。</text:p>
      <text:p text:style-name="P5">地上と力場を行き来するには新コマンドの「重力」を選択し、行きたい階層(地上・空中)を選択します。</text:p>
      <text:p text:style-name="P5">階層移動はターンを消費しません。</text:p>
      <text:p text:style-name="P5">地上から空中、空中から地上へ攻撃・又は補助系アーツ/クラフトは使用できません。(使用可も有)</text:p>
      <text:p text:style-name="P5"/>
      <text:p text:style-name="P5">・力場戦(別地点)</text:p>
      <text:p text:style-name="P5"/>
      <text:p text:style-name="P5">パーティメンバーがそれぞれ違う地点で戦う戦闘です。戦闘する敵・フィールドは同じです。</text:p>
      <text:p text:style-name="P5">他のメンバーがいる足場に行くには対応する「転送陣」がある地点へ移動する必要があります。</text:p>
      <text:p text:style-name="P5">別地点にいるメンバーへのアーツは発動できますが、クラフトは物によっては発動できないものがあります。</text:p>
      <text:p text:style-name="P5"/>
      <text:p text:style-name="P5">・力場戦のために</text:p>
      <text:p text:style-name="P5"/>
      <text:p text:style-name="P5">「力場戦」の為に大型敵には弱点箇所の追加を提案したいです。</text:p>
      <text:p text:style-name="P5"/>
      <text:p text:style-name="P4"/>
      <text:p text:style-name="P6">新戦場「メイズフィールド」</text:p>
      <text:p text:style-name="P5"/>
      <text:p text:style-name="P5"/>
      <text:p text:style-name="P5">現在の軌跡シリーズの戦闘シーンでは障害物等の要素は特にみられません。</text:p>
      <text:p text:style-name="P5">そこでイベントシーン等限定で次回作では「メイズ(迷路)フィールド」を提案したいです。</text:p>
      <text:p text:style-name="P5"/>
      <text:p text:style-name="P5">・追加要素</text:p>
      <text:p text:style-name="P5"/>
      <text:p text:style-name="P5">以下の要素を限定で追加したいです。</text:p>
      <text:p text:style-name="P5">　</text:p>
      <text:p text:style-name="P5">　・破壊不可/可能な障害物</text:p>
      <text:p text:style-name="P5">　・所謂ダメージ床(ターン事になんらかの影響)</text:p>
      <text:p text:style-name="P5">　・トラップ(触れた際に発動)</text:p>
      <text:p text:style-name="P5">　・天候(霧・雨等の視覚的な要素　アーツにも影響)</text:p>
      <text:p text:style-name="P5"/>
      <text:p text:style-name="P5">・実装するシーン</text:p>
      <text:p text:style-name="P5"/>
      <text:p text:style-name="P5">　・猟兵戦(トリッキーな作戦を行いそうな敵・集団)</text:p>
      <text:p text:style-name="P5">　・上記を仮定した模擬戦</text:p>
      <text:p text:style-name="P5">　・学園祭等のイベントゲー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25S</meta:editing-duration>
    <meta:editing-cycles>11</meta:editing-cycles>
    <meta:generator>LibreOffice/5.4.1.2$Windows_x86 LibreOffice_project/ea7cb86e6eeb2bf3a5af73a8f7777ac570321527</meta:generator>
    <dc:date>2020-04-12T08:57:30.155000000</dc:date>
    <meta:document-statistic meta:table-count="0" meta:image-count="0" meta:object-count="0" meta:page-count="1" meta:paragraph-count="34" meta:word-count="747" meta:character-count="760" meta:non-whitespace-character-count="750"/>
    <meta:user-defined meta:name="Info 1"/>
    <meta:user-defined meta:name="Info 2"/>
    <meta:user-defined meta:name="Info 3"/>
    <meta:user-defined meta:name="Info 4"/>
  </office:meta>
</office:document-meta>
</file>